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CacheOperationSource.getException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setKeyGenerator( KeyGenerator key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DefaultJCacheOperatio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getDefault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getDefaultCache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CacheOperationSource.setExceptionCacheResolver( @ Nullable CacheResolver exceptionCach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get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getDefaultExceptionCache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CacheOperationSource.setCacheResolver( @ Nullable CacheResolver cach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getBean( Class &lt; T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JCacheOperationSource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afterSingletons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getDefaultCache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JCacheOperationSource.DefaultJCacheOperationSource( @ Nullable Supplier &lt; CacheManager &gt; cacheManager , @ Nullable Supplier &lt; CacheResolver &gt; cacheResolver , @ Nullable Supplier &lt; CacheResolver &gt; exceptionCacheResolver , @ Nullable Supplier &lt; KeyGenerator &gt; key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CacheResolver.resolveCaches( CacheOperationInvocationContext &lt;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setCacheManager( @ Nullable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CacheOperationSource.getKe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